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fo:font-size="28pt" style:font-size-asian="28pt" style:font-size-complex="28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200%"/>
      <style:text-properties fo:font-size="14pt" style:font-size-asian="14pt" style:font-size-complex="14pt"/>
    </style:style>
    <style:style style:name="P5" style:family="paragraph" style:parent-style-name="Standard">
      <style:paragraph-properties fo:line-height="200%" fo:text-align="start" style:justify-single-word="false"/>
      <style:text-properties fo:font-size="14pt" style:font-size-asian="14pt" style:font-size-complex="14pt"/>
    </style:style>
    <style:style style:name="P6" style:family="paragraph" style:parent-style-name="Standard">
      <style:paragraph-properties fo:margin-left="0.4898in" fo:margin-right="0in" fo:line-height="200%" fo:text-indent="0in" style:auto-text-indent="false">
        <style:tab-stops>
          <style:tab-stop style:position="0in"/>
        </style:tab-stops>
      </style:paragraph-properties>
      <style:text-properties fo:font-size="14pt" style:font-size-asian="14pt" style:font-size-complex="14pt"/>
    </style:style>
    <style:style style:name="P7"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text-properties fo:font-size="14pt" style:font-size-asian="14pt" style:font-size-complex="14pt"/>
    </style:style>
    <style:style style:name="P8" style:family="paragraph" style:parent-style-name="Standard">
      <style:paragraph-properties fo:line-height="200%"/>
      <style:text-properties fo:font-size="14pt" style:font-size-asian="14pt" style:font-size-complex="14pt"/>
    </style:style>
    <style:style style:name="P9" style:family="paragraph" style:parent-style-name="Standard">
      <style:paragraph-properties fo:line-height="200%" fo:text-align="center" style:justify-single-word="false"/>
      <style:text-properties fo:font-size="14pt" style:font-size-asian="14pt" style:font-size-complex="14pt"/>
    </style:style>
    <style:style style:name="P10" style:family="paragraph" style:parent-style-name="Standard">
      <style:paragraph-properties fo:line-height="200%">
        <style:tab-stops>
          <style:tab-stop style:position="0.4898in"/>
        </style:tab-stops>
      </style:paragraph-properties>
      <style:text-properties fo:font-size="14pt" style:font-size-asian="14pt" style:font-size-complex="14pt"/>
    </style:style>
    <style:style style:name="P11" style:family="paragraph" style:parent-style-name="Standard" style:list-style-name="L1">
      <style:text-properties fo:font-size="14pt" style:font-size-asian="14pt" style:font-size-complex="14pt"/>
    </style:style>
    <style:style style:name="P12" style:family="paragraph" style:parent-style-name="Standard">
      <style:paragraph-properties>
        <style:tab-stops>
          <style:tab-stop style:position="0.4898in"/>
        </style:tab-stops>
      </style:paragraph-properties>
      <style:text-properties fo:font-size="14pt" style:font-size-asian="14pt" style:font-size-complex="14pt"/>
    </style:style>
    <style:style style:name="P13" style:family="paragraph" style:parent-style-name="Standard" style:list-style-name="L3">
      <style:paragraph-properties fo:margin-left="0.5417in" fo:margin-right="0in" fo:line-height="200%" fo:text-indent="-0.0102in" style:auto-text-indent="false">
        <style:tab-stops>
          <style:tab-stop style:position="0.4898in"/>
        </style:tab-stops>
      </style:paragraph-properties>
      <style:text-properties fo:font-size="14pt" style:font-size-asian="14pt" style:font-size-complex="14pt"/>
    </style:style>
    <style:style style:name="P14"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text-properties fo:font-size="14pt" style:font-size-asian="14pt" style:font-size-complex="14pt"/>
    </style:style>
    <style:style style:name="P15"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style>
    <style:style style:name="P16" style:family="paragraph" style:parent-style-name="Standard">
      <style:paragraph-properties fo:margin-left="0.5in" fo:margin-right="0in" fo:line-height="150%" fo:text-indent="0in" style:auto-text-indent="false"/>
    </style:style>
    <style:style style:name="P17" style:family="paragraph" style:parent-style-name="Standard">
      <style:paragraph-properties fo:margin-left="0.5in" fo:margin-right="0in" fo:line-height="150%" fo:text-indent="0in" style:auto-text-indent="false"/>
      <style:text-properties fo:font-size="16pt" style:font-size-asian="16pt" style:font-size-complex="16pt"/>
    </style:style>
    <style:style style:name="P18" style:family="paragraph" style:parent-style-name="Standard">
      <style:paragraph-properties fo:margin-left="0.5in" fo:margin-right="0in" fo:line-height="150%" fo:text-indent="0in" style:auto-text-indent="false"/>
      <style:text-properties fo:font-size="14pt" style:font-size-asian="14pt" style:font-size-complex="14pt"/>
    </style:style>
    <style:style style:name="P19" style:family="paragraph" style:parent-style-name="List_20_Paragraph" style:list-style-name="WW8Num1">
      <style:paragraph-properties fo:line-height="150%"/>
      <style:text-properties fo:font-size="14pt" style:font-size-asian="14pt" style:font-size-complex="14pt"/>
    </style:style>
    <style:style style:name="P20" style:family="paragraph" style:parent-style-name="List_20_Paragraph">
      <style:paragraph-properties fo:margin-left="0.75in" fo:margin-right="0in" fo:line-height="150%" fo:text-indent="0in" style:auto-text-indent="false"/>
      <style:text-properties fo:font-size="14pt" style:font-size-asian="14pt" style:font-size-complex="14pt"/>
    </style:style>
    <style:style style:name="P21" style:family="paragraph" style:parent-style-name="List_20_Paragraph">
      <style:paragraph-properties fo:margin-left="0in" fo:margin-right="0in" fo:line-height="150%" fo:text-indent="0in" style:auto-text-indent="false">
        <style:tab-stops>
          <style:tab-stop style:position="0.4898in"/>
        </style:tab-stops>
      </style:paragraph-properties>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weight="bold"/>
    </style:style>
    <style:style style:name="T3" style:family="text">
      <style:text-properties style:font-size-complex="14pt"/>
    </style:style>
    <style:style style:name="T4" style:family="text">
      <style:text-properties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9"/>
      <text:p text:style-name="P9"/>
      <text:p text:style-name="P2"/>
      <text:p text:style-name="P2">The Defense Turret Project</text:p>
      <text:p text:style-name="P9"/>
      <text:p text:style-name="P4"/>
      <text:p text:style-name="P9">Chance Sheets</text:p>
      <text:p text:style-name="P9">Donald Kinder</text:p>
      <text:p text:style-name="P9"/>
      <text:p text:style-name="P9"/>
      <text:p text:style-name="P9"/>
      <text:p text:style-name="P9"/>
      <text:p text:style-name="P9"/>
      <text:p text:style-name="P9">Senior Seminar</text:p>
      <text:p text:style-name="P9">Professor B. Keller</text:p>
      <text:p text:style-name="P9">April 26, 2010</text:p>
      <text:p text:style-name="P4"/>
      <text:p text:style-name="P4"/>
      <text:p text:style-name="P4"><text:soft-page-break/></text:p>
      <text:p text:style-name="P4">INTRO</text:p>
      <text:p text:style-name="P4"><text:tab/>The project was done to show that a vehicle can be made that will navigate buildings or in the projects case, a hallway and can be mounted with a turret or gun to defend, protect, or disable people <text:s/>as determined by the person controlling it. The project is a airsoft turret designed and programmed, mounted to a power wheels truck. The truck was made remote control along with the turret. The project was designed and created for a couple of reasons, <text:s/>one during a skirmish with airsoft guns or paintball guns the person with this gun mounted vehicle would have an advantage over the other team and two because in a real life scenario, the remote vehicle with a gun would be used in a SWAT situation to save people or protect the members of SWAT from harm by entering a building where the threat is undetermined. </text:p>
      <text:p text:style-name="P4"><text:tab/></text:p>
      <text:p text:style-name="P4"><text:tab/>The military, police force, or even groups <text:s/>interested in airsoft and paintball would be interested in the project. Cost of building was a factor to that would be look at during the project by everyone interested. If cheap protection units were made then it would definitely interest the military or police force. Also if this experiment was cheap then it could be manufactured for airsoft or paintball at an affordable rate making a whole new entry into the paintball world or airsoft.</text:p>
      <text:p text:style-name="P4"/>
      <text:p text:style-name="P4"/>
      <text:p text:style-name="P4"><text:soft-page-break/></text:p>
      <text:p text:style-name="P4">SCOPE</text:p>
      <text:list xml:id="list32235948" text:style-name="L1">
        <text:list-header>
          <text:p text:style-name="P11"/>
        </text:list-header>
      </text:list>
      <text:p text:style-name="P16"><text:span text:style-name="T4">Design and construct a mobile turret defense system to navigate and eliminate threats in the upstairs hallway in the Engineering Lab.</text:span></text:p>
      <text:p text:style-name="P17"/>
      <text:p text:style-name="P18"/>
      <text:list xml:id="list33701254" text:style-name="WW8Num1">
        <text:list-item>
          <text:p text:style-name="P19">Design a sentry turret that will eliminate specified threats in its surrounding area. </text:p>
        </text:list-item>
      </text:list>
      <text:p text:style-name="P20"/>
      <text:list xml:id="list34117740" text:continue-numbering="true" text:style-name="WW8Num1">
        <text:list-item>
          <text:p text:style-name="P19">Construct and program a sentry turret that will be placed on a mobile platform that will navigate the upstairs hallway of the Engineering Lab.</text:p>
        </text:list-item>
      </text:list>
      <text:p text:style-name="P20"/>
      <text:p text:style-name="P21"><text:s text:c="10"/>3. Test and debug the program that allows the sentry turret to specify targets of <text:tab/> <text:tab/><text:tab/> <text:s text:c="3"/>threat.</text:p>
      <text:p text:style-name="P12"><text:tab/></text:p>
      <text:p text:style-name="P10"><text:tab/>Build and design a mobile turret defense system to navigate and clear a hallway</text:p>
      <text:p text:style-name="P4"/>
      <text:p text:style-name="P10"><text:tab/>The objective of <text:s/>the mobile turret is to move to areas that are hostile and activate <text:tab/>so as to eliminate the threat without putting a human life in jeopardy.</text:p>
      <text:p text:style-name="P6">What The project planned to do was take a power wheels that is manual controlled and add remote control to the vehicle along with sensors and computer programing to navigate down a hallway and stop at each room looking for targets within the room.</text:p>
      <text:p text:style-name="P6"><text:s/></text:p>
      <text:list xml:id="list32226111" text:style-name="L3">
        <text:list-item>
          <text:list>
            <text:list-header>
              <text:p text:style-name="P13"><text:soft-page-break/>Success of the project, would be <text:s/>having a mobile turret that can navigate the upstairs hallway and stop at the rooms doorways eliminating any threats within the room, then proceeding on until making the loop. By doing this human life with be out of danger in swat or military scenarios. </text:p>
              <text:p text:style-name="P13"/>
            </text:list-header>
          </text:list>
        </text:list-item>
      </text:list>
      <text:p text:style-name="P5">INVESTIGATION</text:p>
      <text:p text:style-name="P4"/>
      <text:p text:style-name="P4"><text:tab/>The first thing the project <text:s/>needed to do was sit down and think about what it is <text:s/>the project is trying to do. <text:s/>The project is to make a mobile turret. So the project needed to find out what all will go into making this turret move, shoot, fire precisely, and drive to where the power wheels wanted <text:s/>to go and not crash. <text:s/>So to start, the project is <text:s/>going to need a mobile platform. <text:s/>The project could go about this a couple different ways. And prices would vary according to how much the project wanted to do and what all needed to be done to the base. <text:s/>the project requires the use a larger platform like a power wheels for the base. <text:s/></text:p>
      <text:p text:style-name="P4"><text:tab/>First thing the project decided to do was see if it could find someone who had one or two they might donate to us. <text:s/>The project found two donors in this case, one power wheels runs but needs a battery. The other is pretty much just a frame it would need motors and a battery. <text:s/>These batteries range from $20- 50. <text:s/>the motors are around $20. <text:s/>So to get one of these to move the project would need a battery for one or 2 motors and a battery for the other. <text:s/>Then after the project got them to move the project requires <text:soft-page-break/>controlling it through remote control. The RC kits aren't cheap, <text:s/>they are around $100 for each transmitter and receiver plus the crystals are $15 a piece. This sounds like to much to put into the base. The project didn't want to spend a ton of money on the frame of this thing. So the project started looking for alternatives. <text:s/>the project could buy the vehicle for 150 plus shipping which come to $200. the project found it for $150 but by the time the project would order the parts, it will be gone. the project <text:s/>went and checked on the one on ebay, the store has 5 left and he has lowered the price to $99 plus shipping. </text:p>
      <text:p text:style-name="P4"><text:tab/>Upon further investigation, the project found that the project may be able to use wi-fi between two laptops since there is going to be a laptop on the base controlling the base and the turret. So the project may be able to use the laptop the project is using to enter in the command and relay them to the one on the base. If the project can do this, the project will be able to remote control it without any cost except the battery. <text:s/>The turret parts are going to be what costs the most. <text:s/>The turret needs 3 servos; 2 of them for the x and y axis and one for the trigger, 2 1/4"-3" ring clamp, <text:s/>wiring, double sided tape, servo controller (the project plans to use one of the bots boards), <text:s/>zip ties, airsoft gun, batteries, plywood, and maybe some continuous rotating gearboxes to strengthen the servos. Depending on how the project does the targeting the project may need a camera and laser(s). the project want to use a camera, give it a reference point, and have the servos follow the reference point if it moves. Then, use the laser point to have the program find the brightest pixel and that with the fixed locations of the laser and camera. <text:soft-page-break/>Determine distance. Use the distance with the velocity of the reference point and the feet per second (fps) of the airsoft gun to calculate where the gun needs to fire to hit the target. <text:s/>Programing the turret is whats going to take most of the time. We have been working on programing the base encase the project can't remote control it. We'd really like to get it to do both and be manually controlled. </text:p>
      <text:p text:style-name="P4"/>
      <text:p text:style-name="P4"><text:tab/>Now the project need to define what each step is it is going to do. <text:s/>First the project have the base. It is going to be a powers wheel. Were going to test the motors on it to make sure they are good and working within our parameters. Then the project needs to look at the circuitry for the motors and see if the project can replace the toggle switch for a controller so that the project can make it drive forward and backwards with the push of a button. After the project does this, <text:s/>the project need to examine how the steering works and see if it can put a device on the steering wheel to control its left to right motion or preferably under the vehicle at the junction point, another gearbox would be need here. <text:s/>Once the servos are wired up and ready to go all the project needs to do is program on the laptop to receive commands from the other laptop. <text:s/>This pretty much will just be done through wi-fi and telling it to receive from a certain ip address. Then the laptop the project is controlling has to have the program on it to allow us to push any of the directional keys on the keyboard or controller and move in that direction. If the project manages to get the one off ebay then there wont be any need for this the controller is a transmitter and the base will have a receive at 2.4ghz. Then RC can do all <text:soft-page-break/>that the laptops would do with the remote.</text:p>
      <text:p text:style-name="P4"><text:tab/> The turret comes next. the project needs to acquire an airsoft gun. The rating on it should give us a fairly accurate reading on the fps of the gun as well as the electrical specs. The servos the project needs, have to be fairly strong, they need to turn the whole unit left and right as well as up and down. The one for the trigger doesn't need to be strong just pull the trigger or wire attached to the trigger. the project could use, and may have to, gear boxes to make the servo's weight and torque increased. <text:s/>Plywood will be needed to cut the frame out of. A ring clamp will be needed to hold the gun to the plywood. Zip ties to hold the wiring together. Screws will be used to mount the gear boxes to the base and the the plywood that gives the turret some distance above the base. <text:s/>Once assembled, the project will need to find an appropriate way to mount it to the powers wheels so that it isn't in the way of driving. I think here we will use more plywood. <text:s/></text:p>
      <text:p text:style-name="P4"><text:tab/>Then comes the programming, the programming is going to take the most time and effort. the project has found a lot of work people have done to make turrets work and have some ideas of how to do it. the project will start off by using the program for the base and have it move by keyboard configuration or <text:s/>controller. <text:s/>Then maybe the project will attempt to do some edge detection or <text:s/>contrast comparison to determine targets on its own. If the project can't get it to do this the project can program it to follow the objects and eventually with some math shoot the target. If the project can't do it from edge detection or contrast comparison, then the project will have to use infrared Target <text:soft-page-break/>or a constellation to make <text:s/>it use motion as targeting, Similar to how the wii remote works with the leds and the infrared camera. <text:s/>After the turret is set up and the project has a program working, field testing is all that the project should have left as long as nothing goes wrong. <text:s/>In tat case its back to programing or troubleshooting are circuits. To pin point and eliminate <text:s/>these errors the project will test each circuit individually before its all put together. </text:p>
      <text:p text:style-name="P4"><text:tab/>If the project uses the laser and it can get it to determine velocity maybe by the edge detection and a formula then the project can determine which way its going and how fast, it should give us an angle which then can be a simple pulsewith on the servo to give us that angle. Motion detectors may be used here as well to help us get a better shot at the target. <text:s/>The motion sensor is always gonna be sensing motion, so the turret will always be following the target. so, given this, the project can take point A and point B as the object moves, and determine the speed at which the target is moving. <text:s/>The better the laser is will also help us to get better data and better shots. the project believes it needs a green laser to do this because it will be clearer and better range then a red laser. Blue lasers are the best but they are way to expensive for the little effect they will have on our project. </text:p>
      <text:p text:style-name="P7">DISCUSSION</text:p>
      <text:p text:style-name="P7"><text:tab/>INITIAL DESIGN</text:p>
      <text:p text:style-name="P7">The start of what the project had to do was take the part list to its superviser. The original objective was to get the project to cost between $500 - $1000. <text:s/>With these funds <text:soft-page-break/>the project would be able to be automated as discussed in the investigation. Unfortunately, when the projects part list was submitted at costing $578.65 the cost was said to be to high. Revisions had to be made and some of the functionality of the project had to be removed or modified so that cost would come down and the project could continue. <text:s/>After researching and contacting people on ideas to reduce the projects cost without to much functionality the project had a revised parts list which was under the set budget. The revised parts list total cost came to $350 and still gave us all the functionality from the original design with some limited movements. The parts list was rejected again for being to high in cost. <text:s/>After this, due to time restraints, the project designers decided that the only thing left to do was to see what parts could be acquire through donation and to make the bare minimum necessary to meet the scope objective of navigating the hallway with the turret. One man in particular showed a great interest in the project so he was asked and explained to the situations to see what he could donated to the project if anything. <text:s/>The project acquired from him a power wheels and <text:s/>plywood. The project was also able to acquire a second power wheels frame with no electrical parts. After this the project was able to get electrical components from the departments at the school. <text:s/>These parts where mainly wire and transistors along with some resistors. <text:s/>Fortunately, the project designers went to our adviser and he had an airsoft gun along with a camera mount and an arduino circuit which would allow us to control the turret and vehicle through programing. The tools needed for constructing the frame of the turret and the frames needed on the mobile base <text:s/>were readily available to <text:soft-page-break/>use at the school in the many different departments including the wood shop, machine shop, computer lab. With all this the preparation for the project was almost finished. The steering had to be redesigned a second time now that the project going for minimal cost.. <text:s/>The only way that the project could modify the steering to get it to work with the remote control was to take an electric motor and modify it to run on our board and turn the wheels left and right. The project took the rear wheel of the other power wheels since it had a gear box for the motor and a engaging system to the tire, and cut it down and shaped it to fit under the steering column to the rod so that the electric motor would turn the now made clutch and, in turn, the rod attached to the wheels. </text:p>
      <text:p text:style-name="P7"><text:tab/>CONSTRUCTION</text:p>
      <text:p text:style-name="P7">To construct this thing, parts now had to be made. The project needed a new seat on the power wheels, one that was risen so that a laptop could be placed under it and the connections still be made. <text:s/>So the plywood was taken and cut into a section large enough to fit in the base but not to big. Smaller strips were cut and places under it as supports for the weight and to allow room for the laptop. The steering column was replaced with all thread rod so that nuts could be put on it to hold the clutch in place and to allow for <text:s/>some stability. The rod had to be bent to look like the shape of the old steering shaft and also had to have the old shafts top piece welded on it to allow the the steering wheel to slide on it. <text:s/>The clutch was made from a tire that was cut down to size and shaped for the wheel. A sheet of metal was folded around the rod to give the clutch the ability to engage or disengage the motor. A board was also cut and bolted to the top right corner of the <text:soft-page-break/>vehicle for a bade for the turret frame and turret to be mounted too. There is a small grove on the dashboard of the power wheels that was just right to hold the circuit board and a nice place to hide wired in the floorboard of the vehicle. The circuits required to run the motors in both direction is an H-bridge. The project <text:s/>used transistors to preform this task but ran into some problems with the 9.5 amp battery. In the end, for the purpose that the project needed it for, relays were used. <text:s/>More plywood was cut and the relays were mounted to the boards which were placed in the compartment that held the motors. The wires were then run from the relays to the motor and from the relays to the circuit board. The turret frame had servos mounted to them they were also run to the circuit board. A small circuit was made mainly of diodes <text:s/>to regulate the firing rate of the turret. The frame had to be modified so scrap metal was taken and cut to give the frame the reach it needed for the turret. More metal was cut and used as braces on the servos and frame. The motor and gearbox for the clutch needed to be mounted so the last of the plywood was used to make a housing to hold the motor and the gearbox in place. <text:s/></text:p>
      <text:p text:style-name="P7"><text:tab/>PROGRAMMING </text:p>
      <text:p text:style-name="P7"><text:tab/>PROBLEMS</text:p>
      <text:p text:style-name="P15"><text:span text:style-name="T1">Some of the problems that the project had seems worse then they really were mainly because of time restrains an how they affected it. <text:s/>Our biggest problem and one that was addressed before the project was accepted and started was funding. The project was going to cost more then what was expected to be allowed. So this was addressed before hand and was allowed. Then when it came time to get the parts, funding was </text:span><text:soft-page-break/><text:span text:style-name="T1">unavailable. <text:s/>This hurt the project and what was expected from it as well, as explained earlier. <text:s/>During construction of the project, some other problems occurred. <text:s/>For one parts were hard to find, so when substitute parts were used in the circuits, <text:s/>a lot of smoke come out of them. <text:s/>On top of that, the project designers <text:s/>had never used a real application dealing with that much amps so when <text:s/>the BJTs (bipolar junction transistor) plugged in, they were smoking, not because they were plugged in wrong, but because they need cooling, in all simulations the designers did with circuits, they never once needed to attach heat sinks to a single part. Lucky for the project, the computer lab had plenty of heatsinks in there scrap box. Other then the circuit issues problems with programming happened quite often. Everytime the circuit was modified or moved the the program had to be adjusted. <text:s/>In all that code, finding the one lien that had to be changed wasn't easy. Due to lack of funding, another problem was the battery the project <text:s/>had on the power wheels wasn't charged and had no charger. <text:s/>The battery was attached to a borrowed charger. After the battery was charged, keeping it charged was another issue. The lab where we kept our project was shared with other group and they would ride the projects power wheels around till it was dead again or use the battery as a power source for there project. Steering the power wheels remotely ended up being the biggest problem the project <text:s/>had because of lack of funding the project couldn't get the gearbox to torque up a servo motor and at the size of the power wheels, without it wasn't enough to move the steering column at all. During solving this through redesign, we came into more problems. <text:s/>The housing we made ended up being in the way of the top part f the </text:span><text:soft-page-break/><text:span text:style-name="T1">power wheels and needed to be cut and bent to make work. Then the motor turned at 8000 rpm after the gear reduction so turning was at the blink of an eye meaning that re-centering it to straight wasn't possible. This was fixed with programming and our circuit. Length of the extensions on the usb cables was a small issue because they weren't long enough extensions had to be borrowed. The only other real problem that occurred was gaining access to the shops and labs. This was only a problem because of the time and deadline. </text:span></text:p>
      <text:p text:style-name="P7">CONCLUSION</text:p>
      <text:p text:style-name="P7"/>
      <text:p text:style-name="P7">In the end, there was some things that would have been nice to add to the turret had funding or time permitted. One of which is an autonomous mode to allow for sentry type applications. <text:s text:c="2"/>This design was originally in the project but funding didn't allow for it. The project planned to use a pbasic stamp and sonar to guide itself. The turret part would be programing and infared sensors for detection. If time and funds permitted then edge detection would be a better route but programming experience would be a must in that situation. Another possibility for the project in the future might be quicker reflexes and motion detection both of which would take better funding and programming. <text:s/>For the paintball or airsoft application, a button or sensor to detect when the vehicle was shot to disable it temporally to make thing fair for the other team and a little more fun might be added. The project could be modified to hold riot shields and more torque on the motors for different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ance Sheets</meta:initial-creator>
    <meta:creation-date>2010-04-23T08:52:25.12</meta:creation-date>
    <dc:date>2010-04-23T14:01:35.45</dc:date>
    <dc:creator>Chance Sheets</dc:creator>
    <meta:editing-duration>PT02H02M21S</meta:editing-duration>
    <meta:editing-cycles>3</meta:editing-cycles>
    <meta:generator>OpenOffice.org/3.1$Win32 OpenOffice.org_project/310m11$Build-9399</meta:generator>
    <meta:document-statistic meta:table-count="0" meta:image-count="0" meta:object-count="0" meta:page-count="13" meta:paragraph-count="40" meta:word-count="3538" meta:character-count="19212"/>
  </office:meta>
</office:document-meta>
</file>